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Práctica 5: </text:span><text:span text:style-name="T1"><text:line-break/></text:span><text:span text:style-name="T1">TCP, DNS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Arquitectura de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5-10T05:46:20.591084129</dc:date>
    <meta:editing-duration>P7DT21H11M50S</meta:editing-duration>
    <meta:editing-cycles>502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